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ispanic/Lati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White + BA/BS</text:p>
          </table:table-cell>
          <table:table-cell office:value-type="string" calcext:value-type="string">
            <text:p>White + No BA/BS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Independent</text:p>
          </table:table-cell>
          <table:table-cell table:style-name="ce1" office:value-type="string" calcext:value-type="string">
            <text:p>65+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47" calcext:value-type="float">
            <text:p>0.47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93" calcext:value-type="float">
            <text:p>0.93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58" calcext:value-type="float">
            <text:p>0.58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float" office:value="0.96" calcext:value-type="float">
            <text:p>0.96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31" calcext:value-type="float">
            <text:p>0.3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98" calcext:value-type="float">
            <text:p>0.98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96" calcext:value-type="float">
            <text:p>0.96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56" calcext:value-type="float">
            <text:p>0.56</text:p>
          </table:table-cell>
          <table:table-cell office:value-type="float" office:value="0.37" calcext:value-type="float">
            <text:p>0.37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0:13:33.815704343</meta:creation-date>
    <dc:date>2021-02-24T10:44:19.375494137</dc:date>
    <meta:editing-duration>PT10M44S</meta:editing-duration>
    <meta:editing-cycles>3</meta:editing-cycles>
    <meta:generator>LibreOffice/6.4.6.2$Linux_X86_64 LibreOffice_project/40$Build-2</meta:generator>
    <meta:document-statistic meta:table-count="1" meta:cell-count="91" meta:object-count="0"/>
  </office:meta>
</office:document-meta>
</file>